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3"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T131" style:family="text">
      <style:text-properties officeooo:rsid="00e168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4"><text:a xlink:type="simple" xlink:href="#1%19Architecture%20Synopsis%19C%7Ctoxmark" text:style-name="Index_20_Link" text:visited-style-name="Index_20_Link">Architecture Synopsis<text:tab/>3</text:a></text:p>
          <text:p text:style-name="P84"><text:a xlink:type="simple" xlink:href="#1%19Comparison%20with%20other%20ISAs%19C%7Ctoxmark" text:style-name="Index_20_Link" text:visited-style-name="Index_20_Link">Comparison with other ISAs<text:tab/>4</text:a></text:p>
          <text:p text:style-name="P84"><text:a xlink:type="simple" xlink:href="#1%19Design%20Decisions%19C%7Ctoxmark" text:style-name="Index_20_Link" text:visited-style-name="Index_20_Link">Design Decisions<text:tab/>5</text:a></text:p>
          <text:p text:style-name="P84"><text:a xlink:type="simple" xlink:href="#1%19Instruction%20Set%19C%7Ctoxmark" text:style-name="Index_20_Link" text:visited-style-name="Index_20_Link">Instruction Set<text:tab/>6</text:a></text:p>
          <text:p text:style-name="P84"><text:a xlink:type="simple" xlink:href="#1%19Instruction%20Set%20Details%19C%7Ctoxmark" text:style-name="Index_20_Link" text:visited-style-name="Index_20_Link">Instruction Set Details<text:tab/>7</text:a></text:p>
          <text:p text:style-name="P84"><text:a xlink:type="simple" xlink:href="#1%19Execution%20Flow%19C%7Ctoxmark" text:style-name="Index_20_Link" text:visited-style-name="Index_20_Link">Execution Flow<text:tab/>8</text:a></text:p>
          <text:p text:style-name="P84"><text:a xlink:type="simple" xlink:href="#1%19Device%19C%7Ctoxmark" text:style-name="Index_20_Link" text:visited-style-name="Index_20_Link">Device<text:tab/>9</text:a></text:p>
          <text:p text:style-name="P84"><text:a xlink:type="simple" xlink:href="#1%19User%20Mode%19C%7Ctoxmark" text:style-name="Index_20_Link" text:visited-style-name="Index_20_Link">User Mode<text:tab/>10</text:a></text:p>
          <text:p text:style-name="P84"><text:a xlink:type="simple" xlink:href="#1%19Returning%20to%20Privileged%20Mode%19C%7Ctoxmark" text:style-name="Index_20_Link" text:visited-style-name="Index_20_Link">Returning to Privileged Mode<text:tab/>11</text:a></text:p>
          <text:p text:style-name="P84"><text:a xlink:type="simple" xlink:href="#1%19Multithreading%19C%7Ctoxmark" text:style-name="Index_20_Link" text:visited-style-name="Index_20_Link">Multithreading<text:tab/>12</text:a></text:p>
          <text:p text:style-name="P84"><text:a xlink:type="simple" xlink:href="#1%19Individual%20Instruction%20Information%19C%7Ctoxmark" text:style-name="Index_20_Link" text:visited-style-name="Index_20_Link">Individual Instruction Information<text:tab/>14</text:a></text:p>
          <text:p text:style-name="P84"><text:a xlink:type="simple" xlink:href="#1%19Calling%20Convention%19C%7Ctoxmark" text:style-name="Index_20_Link" text:visited-style-name="Index_20_Link">Calling Convention<text:tab/>16</text:a></text:p>
        </text:index-body>
      </text:table-of-content>
      <text:p text:style-name="P4"/>
      <text:p text:style-name="P5"><text:toc-mark-start text:id="IMark2961788898376" text:outline-level="1"/>Architecture Synopsis<text:toc-mark-end text:id="IMark2961788898376"/></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2961788898952" text:outline-level="1"/>Compar<text:span text:style-name="T3">ison with other ISAs</text:span><text:toc-mark-end text:id="IMark2961788898952"/></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2961788897512" text:outline-level="1"/>Design Decisions<text:toc-mark-end text:id="IMark2961788897512"/></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961788900872" text:outline-level="1"/>Instruction Set<text:toc-mark-end text:id="IMark2961788900872"/></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26">(ld|st)sp<text:span text:style-name="T62">XX</text:span><text:tab/><text:tab/><text:span text:style-name="T7">rid</text:span>, <text:span text:style-name="T73">off32<text:line-break/></text:span><text:span text:style-name="T110">bswap</text:span><text:span text:style-name="T63">ZZ</text:span><text:span text:style-name="T110"><text:tab/><text:tab/><text:tab/></text:span><text:span text:style-name="T21">rid</text:span></text:p>
      <text:p text:style-name="P27">mnz<text:tab/><text:tab/><text:tab/><text:span text:style-name="T7">rid_testme</text:span>, <text:span text:style-name="T7">rid_dest</text:span>, <text:span text:style-name="T7">rid_src</text:span></text:p>
      <text:p text:style-name="P25"><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5"><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8">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9">Where<text:span text:style-name="T43"> if there is a semicolon after the instruction name, it indicates that it has no arguments and the opcode </text:span><text:span text:style-name="T46">plus arguments</text:span><text:span text:style-name="T43"> length is thus a single byte.</text:span></text:p>
      <text:p text:style-name="P30">Where<text:span text:style-name="T43"> off32 = a 4 byte unsigned integer stack-relative offset.</text:span></text:p>
      <text:p text:style-name="P38"><text:toc-mark-start text:id="IMark2961788900104" text:outline-level="1"/>Instruction Set Details<text:toc-mark-end text:id="IMark2961788900104"/></text:p>
      <text:p text:style-name="P32"><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2"><text:span text:style-name="T43">* </text:span><text:span text:style-name="T48">d stands for double (64 bit floating point) and f stands for float (32 bit floating point)</text:span></text:p>
      <text:p text:style-name="P32"><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3"><text:span text:style-name="T52">* </text:span><text:span text:style-name="T43">ldspXX and stspXX read and write using a 32 bit unsigned integer offset from the stack pointer, rather than a 64 bit offset.</text:span></text:p>
      <text:p text:style-name="P45"><text:toc-mark-start text:id="IMark2961788900584" text:outline-level="1"/><text:span text:style-name="T50">E</text:span><text:span text:style-name="T43">xecution </text:span><text:span text:style-name="T51">Flow</text:span><text:toc-mark-end text:id="IMark2961788900584"/></text:p>
      <text:p text:style-name="P50">When the implementation first starts, it copies a program image from a ROM into memory at address zero.<text:line-break/>The device bus is initialized (di() in the emulator) and all registers are cleared.</text:p>
      <text:p text:style-name="P74"><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74"><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0"/>
      <text:p text:style-name="P50">User Mode has a limited view of memory restricted by the settings passed into become_user. Its address space goes from [off, off+max] in memory, as passed into become_user, which is re-mapped to [0,max].</text:p>
      <text:p text:style-name="P50"/>
      <text:p text:style-name="P50">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0"/>
      <text:p text:style-name="P50">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5">After this continues for some time, the processor will eventually want to shut down. It does this by either having an exception in privileged mode or the “hlt” instruction. The device is then shut down (dcl() in the emulator) and the system closes.</text:p>
      <text:p text:style-name="P39"><text:toc-mark-start text:id="IMark2961788898664" text:outline-level="1"/>Device<text:toc-mark-end text:id="IMark2961788898664"/></text:p>
      <text:p text:style-name="P46">The device is an implementation of the instructions dread and dwrite which are to provide access to the I/O and other functions of the system.</text:p>
      <text:p text:style-name="P46"/>
      <text:p text:style-name="P47">dread and dwrite are privileged instructions and may not be executed in user mode, returning ERR_DEVICE (3)</text:p>
      <text:p text:style-name="P47"/>
      <text:p text:style-name="P47">The emulator provides an example of what a typical implementation might look like.</text:p>
      <text:p text:style-name="P47"/>
      <text:p text:style-name="P47">In hardware, dread() and dwrite() would provide blocking bios-interrupt access to a secondary bus on the system.</text:p>
      <text:p text:style-name="P47"/>
      <text:p text:style-name="P49">Address 0 is the serial terminal (getchar, putchar) </text:p>
      <text:p text:style-name="P49"/>
      <text:p text:style-name="P49"><text:span text:style-name="T102">A</text:span>ddress 1 can be read to discover the system’s memory size.</text:p>
      <text:p text:style-name="P48"/>
      <text:p text:style-name="P51">Address 2 provides access to a measurement of time in milliseconds if read with dread.</text:p>
      <text:p text:style-name="P40"><text:toc-mark-start text:id="IMark2961788898664" text:outline-level="1"/>User Mode<text:toc-mark-end text:id="IMark2961788898664"/></text:p>
      <text:p text:style-name="P52">As discussed previously, SISA64 has two pr<text:span text:style-name="T80">ivilege levels, “</text:span><text:span text:style-name="T74">Privileged</text:span><text:span text:style-name="T80">” and “</text:span><text:span text:style-name="T74">User</text:span><text:span text:style-name="T80">”.</text:span></text:p>
      <text:p text:style-name="P64"/>
      <text:p text:style-name="P64">Privileged<text:span text:style-name="T81"> mode has access to all of the instructions and the entirety of memory.</text:span></text:p>
      <text:p text:style-name="P64">User<text:span text:style-name="T81"> mode has access to most of the instructions, but not all, and has only a small window into memory defined by an offset and maximum address.</text:span></text:p>
      <text:p text:style-name="P53">To explain how user mode works and how to use it in an operating system implementation, you should first learn how to enter user mode.</text:p>
      <text:p text:style-name="P54">_______________________________________________________________________</text:p>
      <text:p text:style-name="P31"><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54">_______________________________________________________________________</text:p>
      <text:p text:style-name="P65"><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81"><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5"><text:span text:style-name="T91">rid_max</text:span><text:span text:style-name="T56">: </text:span><text:span text:style-name="T119">ID of the register containing the maximum address that usermode will be able to access during its execution.</text:span></text:p>
      <text:p text:style-name="P80">If usermode tries to access any memory that goes beyond this maximum address (either by trying to read beyond it or straddling the boundary with a multi-byte access) then it will actually read address zero instead.</text:p>
      <text:p text:style-name="P82"><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6"><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77"><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34">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35"><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37"/>
      <text:p text:style-name="P41"><text:toc-mark-start text:id="IMark2961788895304" text:outline-level="1"/>Returning to Privileged Mode<text:toc-mark-end text:id="IMark2961788895304"/></text:p>
      <text:p text:style-name="P78"><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8"><text:span text:style-name="T56">* A</text:span><text:span text:style-name="T59">n</text:span><text:span text:style-name="T56"> </text:span><text:span text:style-name="T59">hlt instruction is reached.</text:span></text:p>
      <text:p text:style-name="P60">* the user mode code tries to illegally “become_user”</text:p>
      <text:p text:style-name="P60">* The user mode code uses up its instruction count budget.</text:p>
      <text:p text:style-name="P60">* The user mode code tries to execute dread or dwrite.<text:line-break/>* The user mode code makes a system call.<text:line-break/>* The user mode code has an integer math error (div or mod by zero)<text:line-break/>* The user mode code has a floating point math error</text:p>
      <text:p text:style-name="P60"/>
      <text:p text:style-name="P79"><text:span text:style-name="T56">Each one of these </text:span><text:span text:style-name="T42">Something</text:span><text:span text:style-name="T56">s returns a unique error code identifier upon control returning to the operating system.</text:span></text:p>
      <text:p text:style-name="P61">Halt: 0 <text:line-break/>Privilege Error: 1<text:line-break/>Preemption: 2<text:line-break/>Device Error: 3<text:line-break/>System Call: 4<text:line-break/>Integer Math Error: 16<text:line-break/>Float Math Error: 32<text:line-break/></text:p>
      <text:p text:style-name="P62">This error code is stored in register zero (rid = 0) upon return of control to the operating system.</text:p>
      <text:p text:style-name="P62"/>
      <text:p text:style-name="P62">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62"/>
      <text:p text:style-name="P63">Before it does that, though, it may want to serve a system call or determine if it should switch to another process (if you are writing an operating system with multitasking).</text:p>
      <text:p text:style-name="P42"><text:toc-mark-start text:id="IMark2961788895976" text:outline-level="1"/>Multithreading<text:toc-mark-end text:id="IMark2961788895976"/></text:p>
      <text:p text:style-name="P56">The emulator does not, at the time of writing, yet support emulation of a multicore processor. However, this is how it should be implemented:</text:p>
      <text:p text:style-name="P57"><text:line-break/>In the device address space…<text:line-break/><text:span text:style-name="T105">(Recall that address 0 was used for the blocking serial I/O, 1 for querying the available memory size, and 2 for time in milliseconds)</text:span></text:p>
      <text:p text:style-name="P58"/>
      <text:p text:style-name="P58">* Address 3 should yield the number of physical cores/<text:span text:style-name="T108">processors</text:span> on the machine. <text:span text:style-name="T103">If the system is single-processor, then it </text:span><text:span text:style-name="T104">may return either zero or one.</text:span></text:p>
      <text:p text:style-name="P58"/>
      <text:p text:style-name="P58">*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8"/>
      <text:p text:style-name="P58">*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8"/>
      <text:p text:style-name="P58">* Address 6 should provide the starting address of the mutual exclusion addresses.</text:p>
      <text:p text:style-name="P58"/>
      <text:p text:style-name="P58">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8">*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9"/>
      <text:p text:style-name="P59"><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9"/>
      <text:p text:style-name="P66">Errata<text:span text:style-name="T81">:</text:span></text:p>
      <text:p text:style-name="P59">* Every core/processor should be able to start every other core on a multi-core system, if that core is turned off. If core 1 has halted execution, core 2 should be able to start it.</text:p>
      <text:p text:style-name="P59">* Cores do not share registers.</text:p>
      <text:p text:style-name="P66"><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7"><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8"><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43"><text:toc-mark-start text:id="IMark2961788899144" text:outline-level="1"/>Individual Instruction Information<text:toc-mark-end text:id="IMark2961788899144"/></text:p>
      <text:p text:style-name="P69"><text:span text:style-name="T81">(While reading this, please refer to </text:span><text:span text:style-name="T34">Instruction Set) </text:span><text:span text:style-name="T81">Most instructions are fairly obvious.</text:span></text:p>
      <text:p text:style-name="P70"><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70"><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p>
      <text:p text:style-name="P70"><text:soft-page-break/><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70"><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70"><text:span text:style-name="T113">jmp</text:span><text:span text:style-name="T81"> </text:span>j<text:span text:style-name="T81">u</text:span>mp<text:span text:style-name="T81">s the program counter to a future location using an immediate value.</text:span></text:p>
      <text:p text:style-name="P70"><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71"><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1"><text:span text:style-name="T113">bswap</text:span><text:span text:style-name="T114">ZZ</text:span><text:span text:style-name="T81"> </text:span>swap<text:span text:style-name="T81">s the </text:span>b<text:span text:style-name="T81">ytes in a register, switching endian-ness.</text:span></text:p>
      <text:p text:style-name="P73"><text:span text:style-name="T113">mnz</text:span><text:span text:style-name="T81"> conditionally moves one register to another (third argument to second) if the first register is not zero.</text:span></text:p>
      <text:p text:style-name="P44"><text:toc-mark-start text:id="IMark2961788900104" text:outline-level="1"/>Calling Convention<text:toc-mark-end text:id="IMark2961788900104"/></text:p>
      <text:p text:style-name="P72"><text:span text:style-name="T81"><text:line-break/></text:span><text:span text:style-name="T118">Function Calls:</text:span></text:p>
      <text:p text:style-name="P72"><text:span text:style-name="T96">Function calls potentially overwrite all registers, so the caller must save any and all registers that they are using before calling a function.<text:line-break/></text:span><text:span text:style-name="T118">System Calls:</text:span></text:p>
      <text:p text:style-name="P72"><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3">User Mode:</text:p>
      <text:p text:style-name="P36">Compilers and/or program authors should know how many of their registers are saved in a system call or through pre-emption. This information should be provided through a system call. <text:span text:style-name="T130">Registers greater than this number may be unsafe or insecure to use </text:span><text:span text:style-name="T131">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22:46:22.956000000</dc:date>
    <meta:editing-duration>PT4H31M31S</meta:editing-duration>
    <meta:editing-cycles>129</meta:editing-cycles>
    <meta:document-statistic meta:table-count="0" meta:image-count="1" meta:object-count="0" meta:page-count="16" meta:paragraph-count="144" meta:word-count="4003" meta:character-count="24335" meta:non-whitespace-character-count="20410"/>
  </office:meta>
</office:document-meta>
</file>